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Heading_20_1">
      <style:paragraph-properties fo:margin-top="0in" fo:margin-bottom="0.1201in"/>
    </style:style>
    <style:style style:name="P2" style:family="paragraph" style:parent-style-name="Text_20_body">
      <style:paragraph-properties fo:margin-left="0in" fo:margin-right="0in" fo:margin-top="0in" fo:margin-bottom="0.1201in" style:line-height-at-least="0.1465in" fo:text-indent="0in" style:auto-text-indent="false"/>
      <style:text-properties fo:font-variant="normal" fo:text-transform="none" fo:color="#333333" style:font-name="Verdana" fo:font-size="9.25pt" fo:letter-spacing="normal" fo:font-style="normal" fo:font-weight="normal"/>
    </style:style>
    <style:style style:name="P3" style:family="paragraph" style:parent-style-name="Text_20_body">
      <style:paragraph-properties fo:margin-left="0in" fo:margin-right="0in" fo:margin-top="0in" fo:margin-bottom="0.1201in" fo:line-height="150%" fo:text-indent="0in" style:auto-text-indent="false"/>
      <style:text-properties fo:font-variant="normal" fo:text-transform="none" fo:color="#333333" style:font-name="Verdana" fo:font-size="9.25pt" fo:letter-spacing="normal" fo:font-style="normal" fo:font-weight="normal"/>
    </style:style>
    <style:style style:name="P4" style:family="paragraph" style:parent-style-name="Text_20_body">
      <style:paragraph-properties fo:margin-left="0in" fo:margin-right="0in" fo:margin-top="0in" fo:margin-bottom="0.1201in" fo:line-height="150%" fo:text-indent="0in" style:auto-text-indent="false"/>
    </style:style>
    <style:style style:name="P5" style:family="paragraph" style:parent-style-name="Text_20_body">
      <style:paragraph-properties fo:margin-top="0in" fo:margin-bottom="0.1201in" fo:line-height="150%"/>
    </style:style>
    <style:style style:name="T1" style:family="text">
      <style:text-properties fo:font-variant="normal" fo:text-transform="none" fo:color="#333333" style:font-name="Verdana" fo:font-size="9.25pt" fo:letter-spacing="normal" fo:font-style="normal"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The Burden of the Digital Data Dump</text:h>
      <text:p text:style-name="P2"/>
      <text:p text:style-name="P4"><text:span text:style-name="T1">The abundance of public and personal information shared via the Internet is neither inherently good nor bad, but it requires us to design a new type of discipline and etiquette. Failure to develop a protocol for managing our media overload problem comes at the detriment of both our personal and professional lives.</text:span></text:p>
      <text:p text:style-name="P4"><text:span text:style-name="T1">Internet has only been a reality for most Americans for 20 years or less, but already social media numbers are staggering: Over half of all Americans have at least 1 social networking profile, and 22% of them check into those accounts "several" times a day, according to Convince &amp; Convert, a digital marketing advisor. That number seems low: as the job market softens in terms of traditional, full benefits, full-time work, more and more people have become freelancers, and mere survival requires multiple social media profiles. I personally have many more accounts than I use regularly, but I wholly depend for my livelihood on 7 sites which I log onto multiples times a day. Oddly, Americans are not on the top of the list when it comes to checking social media: the countries that are -- Israel, Argentina, Russia and Turkey -- are countries with serious political or economic challenges. Lesson: social media use goes up when life is tough.  </text:span></text:p>
      <text:p text:style-name="P4"><text:span text:style-name="T1">The multi-level marketing on TV, radio, tablet. computer and smart phone has made Americans the unwitting pawns of marketers. Compared to social media use, the input-output equation (mostly input) associated with TV and associated video media has risen exponentially. According to Nielsen, the average American watches a stupendous 34 hours of TV a week! Marketers, aware that consumers have the TV on while they are also accessing media via computer, tablet and smartphone, now advertise on all these devices at once in order to pound consumers with their message from all directions.  Those same consumers, unconscious of their role in this marketing scheme, "like" products on Facebook and Amazon, and post YouTubes to their friends that then expand marketers' sales efforts to their friends' IPS's. Consumers are unwitting partners to big business, selling the product without getting paid a thin dime for their trouble. Worse, as The Progress Index points out, it's possible that extensive use of media can prejudice personal relationships as people plug in and turn off to their spouses and friends. </text:span></text:p>
      <text:p text:style-name="P4"><text:span text:style-name="T1">The problem is dual. What we put out into the world via the vast array of social media sites  can prejudice friendships, intimate relationships, job searches, and even lives as in the case of young people who have committed suicide as the result of online bullying. But what we absorb in terms of hours and data has an even more powerful impact, because hours spent with machines and entertainment devices dulls us to human-to-human interactions, and can even make us apathetic to the events in the world around us. According to GlobalWebIndex, the average American 16-35 has an average of 6 active social media accounts, while those older have an average of 2. This means that people are putting a ton of information about themselves out in the digital space. In the article "Will Your Facebook Profile Prejudice Your Job Search", Time magazine points out that (mostly older) H.R. managers review social media profiles of younger candidates, deriving impressions from them that are at best dubious indicators of how they will perform on the job. That said, careers rise and fall on this digitally-acquired personal data.</text:span></text:p>
      <text:p text:style-name="P3"><text:soft-page-break/>My reaction to the phenomenon of increased flow of electronic media, both in and out, is to develop a personal protocol for managing it, a protocol I continuously tweak and revise. Increasingly, I assume that everything on the web is accessible and visible by everyone. I monitor what I put out on every site, seeing myself less as a person online than as a "brand". Increasingly overwhelmed by the vast amount of horrific and contradictory news available, I consciously limited my television and electronic news watching, and turn to specialty radio shows, podcasts – or nothing at all. In our house, we specify no TV at dinner, giving the family a chance to talk together and bond.  Many of us depend on media for our livings and our connection to the world, but it's a fraught relationship that requires conscious management for the health of the individual and society at large.</text:p>
      <text:p text:style-name="P4"/>
      <text:p text:style-name="P5"><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Verdana" svg:font-family="Verdana, Arial, Helvetica, sans-serif"/>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orothy Snyder</meta:initial-creator>
    <meta:creation-date>2015-02-11T10:23:55</meta:creation-date>
    <dc:date>2015-02-11T12:14:03</dc:date>
    <dc:creator>Dorothy Snyder</dc:creator>
    <meta:editing-duration>PT1H50M9S</meta:editing-duration>
    <meta:editing-cycles>3</meta:editing-cycles>
    <meta:generator>OpenOffice/4.1.1$Unix OpenOffice.org_project/411m6$Build-9775</meta:generator>
    <meta:document-statistic meta:table-count="0" meta:image-count="0" meta:object-count="0" meta:page-count="2" meta:paragraph-count="7" meta:word-count="730" meta:character-count="4407"/>
  </office:meta>
</office:document-meta>
</file>